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BA Y SERVICIOS EI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4842872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VILA HUACCHILLO, HECTO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46332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CALLE CALLE, LID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4352698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6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5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5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18:57:2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